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Droid Sans Devanagari" svg:font-family="Droid Sans Devanagari"/>
    <style:font-face style:name="Droid Sans Fallback" svg:font-family="Droid Sans Fallback"/>
    <style:font-face style:name="Liberation Sans" svg:font-family="Liberation Sans" style:font-family-generic="swiss"/>
    <style:font-face style:name="Liberation Serif" svg:font-family="Liberation Serif" style:font-family-generic="roman"/>
    <style:font-face style:name="Source Han Sans CN" svg:font-family="Source Han Sans CN"/>
  </office:font-face-decls>
  <office:automatic-styles>
    <style:style style:name="PZERO" style:family="paragraph" style:parent-style-name="Normal">
      <style:paragraph-properties fo:line-height="0.035cm" text:number-lines="true"/>
    </style:style>
    <style:style style:name="P5" style:family="paragraph" style:parent-style-name="Standard">
      <style:paragraph-properties text:number-lines="true"/>
    </style:style>
    <style:style style:name="P16" style:family="paragraph" style:parent-style-name="Standard">
      <style:paragraph-properties text:number-lines="true"/>
      <style:text-properties style:font-style-complex="italic"/>
    </style:style>
    <style:style style:name="P17" style:family="paragraph" style:parent-style-name="Standard">
      <style:paragraph-properties text:number-lines="true"/>
      <style:text-properties fo:font-weight="bold" style:font-weight-asian="bold" style:font-weight-complex="bold"/>
    </style:style>
    <style:style style:name="T0" style:family="text">
      <style:text-properties style:font-name="Liberation Serif" fo:font-size="12pt" fo:font-weight="normal" fo:font-style="normal" fo:language="es" fo:country="ar" style:font-name-asian="Droid Sans Fallback" style:font-size-asian="10.5pt" style:font-weight-asian="normal" style:font-style-asian="normal" style:language-asian="zh" style:country-asian="cn" style:font-name-complex="Droid Sans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8" style:family="text">
      <style:text-properties fo:font-weight="bold" style:font-weight-asian="bold" style:font-weight-complex="bold" style:font-style-complex="italic"/>
    </style:style>
    <style:style style:name="T9" style:family="text">
      <style:text-properties style:font-style-complex="italic"/>
    </style:style>
    <style:style style:name="T10" style:family="text">
      <style:text-properties fo:font-weight="bold" style:font-weight-asian="bold" style:font-weight-complex="bold"/>
    </style:style>
    <style:style style:name="Sect1" style:family="section">
      <style:section-properties/>
    </style:style>
    <style:style style:name="Sect2"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a"/>
        <text:sequence-decl text:display-outline-level="0" text:name="Figura"/>
        <text:sequence-decl text:display-outline-level="0" text:name="Imagen"/>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tion2">
        <text:p text:style-name="P5">Defensa de Tesis doctoral. Darío Bruno</text:p>
        <text:p text:style-name="P5"/>
        <text:p text:style-name="P5">Intro y presentación</text:p>
        <text:p text:style-name="P5">Primero haré una breve introducción al tema para poder abocarme a los puntos centrales de la tesis.</text:p>
        <text:p text:style-name="P5"/>
        <text:p text:style-name="P5">1)</text:p>
        <text:p text:style-name="P5">Los antecedentes de esta tesis provienen de la investigación realizada para la Maestría en Docencia Universitaria de la UBA en la que intenté interrogarme por la relación entre el perfil del psicólogo que puede extraerse de los diversos planes de estudio de la carrera de psicología en la UBA, podría formularse a modo general de la siguiente manera: “¿Qué psicólogo o psicóloga puede pensarse a la luz del análisis de su formación curricular?”.</text:p>
        <text:p text:style-name="P5">Relevando y analizando cada uno de los planes de estudio desde el origen de la carrera en 1957 hasta el plan de 1985 me encontré con una sorpresa:<text:s/><text:span text:style-name="T8">El plan de 1966</text:span><text:span text:style-name="T9">. un plan rupturista cuya influencia en la formación de psicólogos en la UBA excedió por mucho la proyección de sus alcances curriculares.</text:span><text:span text:style-name="T9"><text:s/></text:span></text:p>
        <text:p text:style-name="P5"/>
        <text:p text:style-name="P5"><text:span text:style-name="T9">2) Objeto de Estudio: Si el objeto de estudio de esta tesis es el Análisis y contextualización histórica del plan de estudios de 1966, lo será considerándolo en términos de acontecimiento.</text:span></text:p>
        <text:p text:style-name="P5"/>
        <text:p text:style-name="P5"><text:span text:style-name="T9">3) En tanto su particular origen y su notable influencia en la formación de los psicólogs y psicólogas de la UBA lo convierten en un «parte aguas»</text:span></text:p>
        <text:p text:style-name="P5"/>
        <text:p text:style-name="P5"><text:span text:style-name="T9">4) Metodología:  La metodología utilizada para el cumplimiento de los objetivos de la tesis se fundamenta en  una doble dimensión que por una parte estudie la aparición del</text:span></text:p>
        <text:p text:style-name="P16">acontecimiento, sus huellas narrables y su aspecto diacrónico. Es decir, lo contemple como emergente en su contexto histórico. Mientras que por otro lo localice en un estudio empírico (fuentes primarias) sistemático y sincrónico. Para esto último esta tesis hará uso, fundamentalmente, de los planes de estudio en tanto estos están atravesados por lo político institucional.</text:p>
        <text:p text:style-name="P16"/>
        <text:p text:style-name="P16">Fuentes primarias</text:p>
        <text:p text:style-name="P16">● Resoluciones de planes de estudio desde 1957 a 1985</text:p>
        <text:p text:style-name="P16">● Programas de asignaturas desde 1967 a 1970</text:p>
        <text:p text:style-name="P16">● Archivo histórico virtual de la Facultad de Psicología - UBA</text:p>
        <text:p text:style-name="P16">● Leyes y Resoluciones Nacionales sobre el ejercicio profesional</text:p>
        <text:p text:style-name="P16">● Leyes universitarias</text:p>
        <text:p text:style-name="P16">● Notas internas UBA</text:p>
        <text:p text:style-name="P16">● Resoluciones de renuncias de profesores y auxiliares docentes 1966</text:p>
        <text:p text:style-name="P16">● Concurso APBA (Asociación de Psicólogos de Buenos Aires)</text:p>
        <text:p text:style-name="P16"/>
        <text:p text:style-name="P5"/>
        <text:p text:style-name="P5">5)</text:p>
        <text:p text:style-name="P5">No voy a detenerme mucho en este tema pero señalaré de forma sesgada que:</text:p>
        <text:p text:style-name="P5"/>
        <text:p text:style-name="P5">El segundo movimiento reformista de 1955 y la modernización propuesta por el nuevo gobierno de la Universidad -junto con otros varios factores como el Congreso de Psicología de Tucumán en 1954- impulsó la creación de nuevas carreras en la Facultad de Filosofía y Letras. Su “locus” -el de la Carrera de Psicología- da cuenta de las tensiones existentes entre el campo profesional - en donde se destacan el clínico, limitado, restringido por la resolución Carrillo - y el científico en concordancia al modelo Boulder. A su vez, la búsqueda de una identidad profesional temprana promueve las primeras modificaciones curriculares a fin de fortalecer las áreas de desempeño profesional.</text:p>
        <text:p text:style-name="P5">La mayor madurez reflejada en el perfil profesional que se desprende del plan de estudios modificado en 1958 forma parte, a la vez, de una maduración institucional que lleva adelante una renovación institucional más amplia en el ámbito de toda la Universidad de Buenos Aires<text:s/></text:p>
        <text:p text:style-name="P5"/>
        <text:p text:style-name="P5">Para terminar esta breve introducción quisiera s<text:span text:style-name="T10">eñalar algunas de las tensiones que están en los orígenes de la Carrera de Psicología de la UBA</text:span>: Por un lado las tensiones políticas entre gobiernos democráticos y gobiernos de facto; en segundo término las institucionales entre los clasistas y los reformistas al interior de la UBA; a su vez las legales entre la medicina -la resolución que limitaba el alcance del ejercicio de la psicoterapia- y los intereses de los futuros nuevos psicólogos y sus profesores; y por último las curriculares en el entrecruzamiento de las nuevas carreras del plan de 1957 y la búsqueda de mayores y mejores definiciones disciplinares en el plan de 1958</text:p>
        <text:p text:style-name="P5"/>
        <text:p text:style-name="P5">6)En 1962, 5 años después de la creación de la carrera de Psicología, se creó en la Facultad de Filosofía y Letras de la UBA el Departamento de Psicología, se realizaron una serie de modificaciones en la estructura y organización de la Universidad y se creó el Departamento de Orientación vocacional. El aumento de estudiantes en las jóvenes carreras de Psicología, Sociología y Ciencias de la Educación promovieron nuevos cargos docentes y estimularon la sustanciación de concursos de profesores para la constitución de una Junta Departamental. En este contexto se elevó en octubre de 1962 un nuevo plan de estudios que<text:span text:style-name="T10"><text:s/></text:span><text:span text:style-name="T10">intentaría equilibrar las tendencias profesionalistas y las científicas con la inclusión de las orientaciones y especializaciones.</text:span><text:s/>Este nuevo plan de estudios implicó dos años de minucioso estudio e investigación por parte del Departamento de Psicología analizando currículos nacionales e internacionales.</text:p>
        <text:p text:style-name="P5"/>
        <text:p text:style-name="P5">7) El resultado fue un plan consensuado, comparado con otros planes a nivel internacional, efecto de las investigaciones y del estudio de las necesidades del país y, a diferencia de los anteriores (1957 y 1958) efecto de 5 años de experiencia de docentes, autoridades y alumnos.<text:s/><text:span text:style-name="T10">El nuevo plan se enmarcó en una situación novedosa, ya que, sin perder identidad nacional, tuvo la pretensión de mantenerse al día en el estado del arte de la psicología a nivel mundial.</text:span></text:p>
        <text:p text:style-name="P5">El contexto de su surgimiento es el de la refundación de la carrera de Psicología en la UBA con una importante participación del movimiento estudiantil.<text:s/><text:span text:style-name="T10">Este motivo será uno de los objetivos a derribar por los representantes académicos del golpe de estado de 1966.</text:span></text:p>
        <text:p text:style-name="P5">El asentamiento de los ideales reformistas propulsados a partir de 1955 al interior de la Facultad de Filosofía y Letras habilitó al intercambio entre disciplinas. Estudiantes de varias de las nuevas carreras interactuaban intelectual y socialmente entre ellos, así como también con los profesores. Gran parte de esta fuerte interacción social quedará herida, a pesar de las fuertes resistencias, con el golpe de 1966.<text:s/><text:span text:style-name="T10">Este elemento es fundamental: el clima político institucional favorecedor de las interacciones sociales enriquecieron los intercambios intelectuales y delinearon una identidad entre el estudiantado. Los fuertes lazos construidos entre estudiantes y con sus profesores durante estos años serán, en gran parte, el objetivo a destruir por el gobierno de facto de Onganía.</text:span></text:p>
        <text:p text:style-name="P5"/>
        <text:p text:style-name="P5">Sin embargo se pretende aportar un enfoque particular al destacar que dado el contexto legal en el que la búsqueda de identidad disciplinar se despliega  se destaca la emergencia de la Orientación Clínica:  Las asignaturas clínicas en 1957 a pesar de estar enmarcadas en la resolución del Dr. Carrillo, se mantienen y refuerzan en el plan de 1958 para<text:s/><text:span text:style-name="T10">elevarse a la categoría de Orientación en este plan de 1962</text:span>. A caballo de otras lecturas se puede decir que semejante actitud da cuenta de la “resistencia” que tanto los y las estudiantes como profesores - pertenecientes a la Facultad de Filosofía y Letras - tuvieron respecto de la imposición del discurso médico y su defensa de los lugares ganados.<text:span text:style-name="T10"><text:s/></text:span><text:span text:style-name="T10">A tal punto se desarrolla esta tensión que se podría decir que “a sabiendas” de las limitaciones legales, los diseños curriculares no sólo incluyeron la clínica de corte psicoanalítico desde sus comienzos sino que paulatinamente la fueron reforzando hasta constituirla como una Orientación que se incluía en el título otorgado.</text:span><text:span text:style-name="T10"><text:s/></text:span><text:s/>Una comparación entre las carreras de grado de psicología a nivel nacional y de medicina daría cuenta de la cantidad de horas asignadas al estudio de la clínica en salud mental y podría generar un interesante estudio a futuro.</text:p>
        <text:p text:style-name="P5"/>
        <text:p text:style-name="P5"/>
        <text:p text:style-name="P5">8) Onganía se presentaba como un caudillo capaz de resolver los problemas que aquejaban al país y con poder para deponer un presidente democrático al que se lo mostraba como un líder débil. Las medidas políticas del Dr. Illia desde su asunción el 12 de octubre de 1963 junto con su decisión de levantar la proscripción del peronismo lo enfrentó con sectores de la prensa, las grandes empresas y</text:p>
        <text:p text:style-name="P5">ciertos intereses económicos extranjeros. Las fuerzas armadas dirigidas por Juan Carlos Onganía, descontentas con las medidas de Illia, aliadas a intereses extranjeros y nacionales (la UIA, varios partidos políticos, algunos gremios, etc.) comenzaron una fuerte campaña de desprestigio.</text:p>
        <text:p text:style-name="P5"/>
        <text:p text:style-name="P5">El 28 de junio de 1966 se produjo el golpe militar llamado “Revolución Argentina” que llevaría a la presidencia de facto a Juan Carlos Onganía</text:p>
        <text:p text:style-name="P5">Este golpe, ya en su nominación, se proponía como una revolución para todo el país que iba a modificar no solo la base de la política sino también de la cultura de la sociedad. Dentro de este cambio cultural<text:s/><text:span text:style-name="T10">los estudios superiores no iban estar exentos ya que se presentaban como un territorio hostil para el nuevo gobierno y, por lo tanto, debían someterse al nuevo orden propuesto.</text:span></text:p>
        <text:p text:style-name="P5">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5">Las fuerzas de seguridad acusaron a la autonomía universitaria como la causa de estos desmanes, por la cual entendieron que al prohibir el ingreso a las aulas de las fuerzas de seguridad se limitaba el accionar regulador y disciplinar de la policía.<text:s/></text:p>
        <text:p text:style-name="P5"/>
        <text:p text:style-name="P5">9) Los militares entendían que al limitar su accionar disciplinador, la autonomía universitaria constituía un obstáculo para el cumplimiento de sus funciones.Sería ingenuo suponer que éste es el único motivo, pero claramente<text:s/><text:span text:style-name="T10">la autonomía de las universidades respecto de los poderes temporales fue siempre motivo de disputa -desde los orígenes de las agrupaciones de estudiantes y docentes del siglo XIII- y se entiende  porque Onganía tomó ese objetivo como primero a la hora de reorganizar la educación superior.</text:span></text:p>
        <text:p text:style-name="P5">La atmósfera previa de tensión entre las fuerzas militares y de seguridad por un lado y la</text:p>
        <text:p text:style-name="P5">Universidad por el otro se fue espesando y permite comprender saña con la que el gobierno de facto de Onganía atacó a la Universidad que comenzaba a ser tildada por las facciones de derecha como revolucionaria, indisciplinada, comunista y carente de valores cristianos.</text:p>
        <text:p text:style-name="P5">el gobierno de facto se propuso como un gobierno de expertos, una tecnoburocracia cuyo objetivo era lograr “una «legitimidad tecnocrática» superadora de la legitimidad electoral, identificada como una de</text:p>
        <text:p text:style-name="P5">las principales causas de la decadencia” (Bianculli, Taroncher, 2018, p. 16). Para lograr los cambios propuestos entendían necesaria una nueva reforma universitaria y, para ello, imprescindible disolver la autonomía universitaria que limitaba su accionar.</text:p>
        <text:p text:style-name="P5"/>
        <text:p text:style-name="P5">En resumen : El golpe del 28 de junio 1966 llevó al poder a un régimen burocrático autoritario que inyectó en las Universidades, vía su intervención, a un grupo de colaboradores conservadores, liberales autoritarios,  nacionalistas y antisemitas.</text:p>
        <text:p text:style-name="P5"/>
        <text:p text:style-name="P5">10)</text:p>
        <text:p text:style-name="P5">El 29 de julio de 1966 Onganía firmó el Decreto No 16.912 que subordinó a las autoridades universitarias a las directivas del Ministerio de Educación, lo que claramente apuntó a disolver la autonomía universitaria. La idea de este Decreto era convertir a las autoridades de las casas de estudio en personal administrativo que sólo cumpliera las resoluciones del gobierno. A su vez las agrupaciones estudiantiles, muy movilizadas, debían abstenerse de realizar actividades políticas bajo la amenaza de disolución de los centros de estudiantes. Una vez decretada la ley los Rectores y Decanos debían</text:p>
        <text:p text:style-name="P5">comunicar personalmente al Ministerio, dentro de las 48 horas, la asunción de las funciones</text:p>
        <text:p text:style-name="P5">administrativas antes descritas.</text:p>
        <text:p text:style-name="P5"/>
        <text:p text:style-name="P5">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sin embargo, la violencia mayor se concentraría en la sede de la Facultad de Ciencias Exactas<text:s/></text:p>
        <text:p text:style-name="P5"/>
        <text:p text:style-name="P5">Las clases fueron suspendidas a partir de los primeros días de agosto durante semanas retomadas paulatinamente hacia el 22 de de ese mes; en las Facultades de Ciencias Exactas y Naturales y Filosofía y Letras el regreso fue durante el mes de octubre. Para ingresar a las Facultades de Agronomía y Veterinaria, Medicina, Odontología y Derecho los estudiantes debían mostrar sus pertenencias y la libreta universitaria a su vez que se encontraban en los pasillos con las fuerzas policiales.</text:p>
        <text:p text:style-name="P5"/>
        <text:p text:style-name="P5">11)</text:p>
        <text:p text:style-name="P5"/>
        <text:p text:style-name="P5">El rector de la UBA y la totalidad de los decanos renunciaron masivamente. En la Facultad de Filosofía y Letras renunciaron a su vez unos 300 docentes entre los que se encontraban Telma Reca, José Itzigtson y Fernando Ulloa, así como otros referentes fundamentales de la Carrera de Psicología.</text:p>
        <text:p text:style-name="P5">El grupo reformista e innovador que venía trabajando desde 1957 y se había reforzado a comienzos de 1960 virtualmente se quebró y se vaciaron las aulas.<text:s/></text:p>
        <text:p text:style-name="P5"/>
        <text:p text:style-name="P5">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5"/>
        <text:p text:style-name="P5">E<text:span text:style-name="T10">l 16 de agosto de 1966 se nombró rector de la UBA al Dr. Luis Botet,</text:span><text:s/>un juez penal y funcionario de la Revolución Libertadora que además había sido procurador del Tesoro durante el gobierno de Aramburu y académico de número de la Academia Nacional de Ciencias Morales y Políticas con fuertes vínculos con la Marina,</text:p>
        <text:p text:style-name="P5"/>
        <text:p text:style-name="P5">La carrera contaba con menos de 10 años, sus primeros graduados no tenían más de 5 años como profesionales y la  institución había sido intervenida por administradores de un régimen militar.</text:p>
        <text:p text:style-name="P5"/>
        <text:p text:style-name="P5">Durante este período comenzaron a renunciar los docentes. Estas renuncias tenían un fuerte carácter declaratorio de manifiesto descontento dando comienzo a las polémicas entre renunciantes y los que entendían que se debía luchar desde adentro contra el régimen. Es importante destacar el fuerte apoyo del movimiento estudiantil a estos últimos, dado que la alternativa los dejaba sin clases.</text:p>
        <text:p text:style-name="P5"/>
        <text:p text:style-name="P5">12)<text:s/></text:p>
        <text:p text:style-name="P5">En la Carrera de Psicología, l<text:span text:style-name="T10">a pregunta de si seguir o no ocupando los espacios ganados durante el período anterior se vio zanjada – no sin muchas dudas y discusiones – cuando frente a la renuncia de los profesores, algunos graduados aceptaron ocupar los cargos vacantes</text:span></text:p>
        <text:p text:style-name="P5">TESTIMONIOS</text:p>
        <text:p text:style-name="P5">Según Analía Schneider (UBAPsicología, 2016, 10:41) “la Asociación del personal Auxiliar, se oponía muy terminantemente a la renuncia, porque no creía que esto condujera a ninguna parte; pero la mayoría estaba por renunciar. Así lo hicieron, renunciaron. De todas maneras, a los que al principio no habíamos renunciado, igual nos echaron. O sea que las cátedras quedaron vacías. Los pocos profesores que quedaban sin renunciar el día que fueron a tomar examen, ahí mismo les comunicaron que ya no eran más docentes.<text:s/></text:p>
        <text:p text:style-name="P5"/>
        <text:p text:style-name="P5">El Prof. José Töpf (UBAPsicología, 2016, 11:21) en la misma entrevista relata cómo algunos estudiantes que les faltaban pocas materias para recibirse y varios docentes se trasladaron a Montevideo en donde lograron conversar en una “muy grata entrevista” con representantes de la Facultad de Humanidades de la Universidad de la República para “ver juntos alguna forma de inscribirnos como alumnos o docentes en la Universidad” y lograr así obtener sus títulos y continuar su enseñanza.</text:p>
        <text:p text:style-name="P5"/>
        <text:p text:style-name="P5">La Prof. Diana Aisenson comenta a su vez, junto con la Prof. María Cristina Chardón (UBAPsicología, 2016, 11:59) un proyecto de realización de Universidad paralela al interior de la Asociación de Psicólogos de Buenos Aires. Este proyecto duró uno o dos cuatrimestres, pero no pudo perdurar dada la ausencia de institucionalidad del proyecto. La intención era continuar con el estudio y ofrecer una suerte de “resistencia” a la intervención de Onganía, sin embargo, esta idea no pudo ser mantenida en el tiempo.</text:p>
        <text:p text:style-name="P5"/>
        <text:p text:style-name="P5"/>
        <text:p text:style-name="P5">13)</text:p>
        <text:p text:style-name="P5">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 por un lado, a un grupo de psiquiatras fenomenólogos colegas, por otro a psiquiatras de la Asociación Psicoanalítica Argentina y por último a la Asociación de Psicólogos en dónde estaban, entre otros, los y las auxiliares que habían renunciado.</text:p>
        <text:p text:style-name="P5"/>
        <text:p text:style-name="P5">El Rector desginó un Comisión Asesora (Res Nº 1995/66) cuya tarea era el diseño de un nuevo plan de estudios para la Carrera de Psicología.<text:s/></text:p>
        <text:p text:style-name="P5">Tanto en los casos de Affani como de Insúa no se han encontrado datos de su afiliación política o ideológica por lo que se los tomará como investigadores prestigiosos del ámbito de la medicina y en el caso de Affani con poca o incomprobable conexión a la disciplina psicológica. En cambio en los casos notables de Brie y de Tramezzani ambos eran de ideología de derecha católica, anticomunistas y antisemitas y se encontrarán, más adelante, ligados a casos de corrupción vinculados con el recién creado CONICET durante los períodos de gobiernos de facto en Argentina. Por último, son destacables las particularidades de Asti Vera como promotor de las investigaciones en parapsicología o psicología paranormal en la Universidad de Buenos Aires.</text:p>
        <text:p text:style-name="P5"/>
        <text:p text:style-name="P5"><text:span text:style-name="T10">Estos actores fueron quienes diseñaron, en tanto formaban parte del Consejo Asesor nombrado por el Rector, el primer esquema curricular</text:span><text:s/>que, luego de ser discutido con los futuros docentes y sufrir importantes modificaciones, sentaría las bases de la formación de los psicólogos de la Universidad de Buenos Aires.<text:s/></text:p>
        <text:p text:style-name="P5"/>
        <text:p text:style-name="P5">14)<text:s/></text:p>
        <text:p text:style-name="P5"><text:span text:style-name="T10">El 22 de marzo de 1967  se resolvió la aprobación del nuevo plan de estudios que “determinará las funciones que el psicólogo debe desempeñar de acuerdo con los requerimientos del país”</text:span><text:s/>(Res. (C.S.) No 330/67)</text:p>
        <text:p text:style-name="P5">Este plan de estudios, calificado de “tomista” por alguno de los psicólogos de la época, nunca se implementó en la forma en que se presentó, pero sentó algunas de las bases en las que se realizaron las modificaciones posteriores.</text:p>
        <text:p text:style-name="P5"><text:span text:style-name="T10">Entre los rasgos que se destacan y perdurarán casi hasta hoy descollaron las nuevas Orientaciones profesionales: La Orientación Jurídica y Forense y la Orientación Industrial y Laboral</text:span>. Estas orientaciones fueron diseñadas curricularmente por esta comisión asesora exógena a la profesión, a la carrera y a la Facultad.</text:p>
        <text:p text:style-name="P5">S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p>
        <text:p text:style-name="P5"/>
        <text:p text:style-name="P5">El plan diseñado incluía 10 materias del Ciclo introductorio, 12 del Ciclo básico más 2 seminarios y 4 asignaturas departamentales, lo que hace un total de 28 materias comunes. A estas hay que sumarles las de las especializaciones que, junto con los dos seminarios finales rondan entre las 10 y las 12 materias. El total es de 40 asignaturas lo que llevaba a la Carrera a extenderse varios cuatrimestres (con un promedio de aprobación de 6 materias por año, este plan extendía la Carrera a más de 6 años). La resolución de marras no contemplaba la tabla de equivalencias con el plan anterior, pase de plan, correlatividades, ni otra información para los alumnos ya cursantes lo que hacía de su virtual implementación una situación caótica.<text:s/></text:p>
        <text:p text:style-name="P5"/>
        <text:p text:style-name="P5">15)<text:s/></text:p>
        <text:p text:style-name="P5">En el contexto de incertidumbre en el que se encontraban los estudiantes surgió esta propuesta casi impracticable. 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text:s/><text:span text:style-name="T10">esta versión del plan se presentaba como un cambio bastante radical y poco organizado respecto del trayecto educativo que los y las estudiantes de psicología venían realizando desde 1957</text:span>.<text:s/></text:p>
        <text:p text:style-name="P5"/>
        <text:p text:style-name="P5">16)</text:p>
        <text:p text:style-name="P5">A 10 años de la creación de la carrera<text:s/><text:span text:style-name="T10">el nuevo plan rompió con el impulso modernizador y reformista a la vez que carecía de elementos básicos como docentes que la dictaran, contenidos que respetaran la tradición formativa, organización de la cursada para los estudiantes, entre otros</text:span>.</text:p>
        <text:p text:style-name="P5"/>
        <text:p text:style-name="P5">17)</text:p>
        <text:p text:style-name="P5">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En definitiva, se presentó un plan de estudios, más completo y descriptivo que el formulado en el mes de marzo, que intentó de subsanar las enormes fallas que este tenía manteniendo las propuestas originales en relación a las orientaciones.</text:p>
        <text:p text:style-name="P5">Es recién<text:s/><text:span text:style-name="T10">el 25 de agosto de 1967 que se termina de diseñar el plan definitivo</text:span>, el que será conocido como el "Plan 66" resultado de la participación de los médicos psiquiatras y los psicólogos del APBA.</text:p>
        <text:p text:style-name="P5"/>
        <text:p text:style-name="P5">En este plan de 30 materias (a diferencia de las 40 de la propuesta original), Una de sus novedades destacadas del  era lo indicado en sus artículos 7o y 8o. Estos artículos remitían a la titulación en los que se distinguiría la Licenciatura en Psicología con o sin mención de la Orientación. 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p>
        <text:p text:style-name="P5"/>
        <text:p text:style-name="P5">De este plan me importa destacar un rasgo importante:<text:s/><text:span text:style-name="T10">Se lo consideraba un plan de transición</text:span></text:p>
        <text:p text:style-name="P5">La idea de un plan transicional que dice no alterar la propuesta inicial y sin embargo lo hace,<text:s/><text:span text:style-name="T10">intenta satisfacer a dos amos: las necesidades políticas de responder a la Comisión Asesora nombrada por el Rector y la necesidad de hacer practicable un plan de estudios con docentes psicólogos.</text:span></text:p>
        <text:p text:style-name="P17"/>
        <text:p text:style-name="P5">Podemos adelantar que gran parte de los psicólogos de la Universidad de Buenos Aires se formaron durante décadas con un plan destinado a no durar.</text:p>
        <text:p text:style-name="P5"/>
        <text:p text:style-name="P5">18)<text:s/></text:p>
        <text:p text:style-name="P5">El 10 de noviembre de 1962 un importante grupo de graduados y graduadas recientes de Psicología formaban la Asociación de Psicólogos de Buenos Aires (APBA).<text:s/><text:span text:style-name="T10">El Dr. IPAR convocará a la APBA para cubrir varios de los cargos docentes en el nuevo plan de la Carrera de Psicología.</text:span><text:s/>El ofrecimiento del Dr. Ipar se repartió en tercios, un tercio para docentes médicos psiquiatras, un tercio para psicoanalistas de APA y el otro para los psicólogos y psicólogas de APBA.</text:p>
        <text:p text:style-name="P5">La Asociación de Psicólogos de Buenos Aires realizó un concurso interno de antecedentes y en “diciembre de 1967, la Comisión Directiva de la APBA comunica los resultados del mismo” (Feld, 2004, p. 7) a la Universidad.<text:s/></text:p>
        <text:p text:style-name="P17">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text:s/></text:p>
        <text:p text:style-name="P5">Estos actores, principalmente los psicólogos y psicólogas con no más de 5 años de graduados pasan, en pocos meses, d<text:span text:style-name="T10">e ser auxiliares a convertirse en docentes a cargo de asignaturas</text:span>. La gran mayoría con muy poca experiencia en el campo de la docencia y, por razones obvias, en el campo profesional.<text:s/></text:p>
        <text:p text:style-name="P5"/>
        <text:p text:style-name="P5">Es importante destacar que su relación con las autoridades fue claramente asimétirica. Así se observa en las impugnaciones realizadas por Ipar a los concursos de APBA.</text:p>
        <text:p text:style-name="P5"/>
        <text:p text:style-name="P5">Las y los psicólogos reunidos en la APBA realizaron una tarea casi heroica para la continuidad de la carrera:<text:s/><text:span text:style-name="T10">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text:p>
        <text:p text:style-name="P5"/>
        <text:p text:style-name="P5">19)</text:p>
        <text:p text:style-name="P5"/>
        <text:p text:style-name="P5">Si recapitulamos hasta este momento. Se pueden enumerar algunas características del Plan 66 sin necesidad de internarnos en los aspectos más académico-disciplinares del mismo.</text:p>
        <text:p text:style-name="P5">El plan definitivo surgió de una comisión foránea a la carrera, era virtualmente impracticable y la urgencia tanto en su diseño como en su implementación lo llevó a realizar un conjunto de modificaciones enun plazo muy cortgo.</text:p>
        <text:p text:style-name="P5">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5">Por otra parte la «elevación» de la clínica  psicoanalítica en Orientación profesional resignificó una tensión que y estaba en el oprigen de la carrera a la vez que se fortalecía (la tensión) con las restricciones legales. Es decir: cuando la ley del Ejercicio profesional de la medicina prohibe expresamente a los y las psicólogas el ejercicio de la clínica, la carrera de Psicología de la UBA la convierte en Orientación profesional.</text:p>
        <text:p text:style-name="P5"/>
        <text:p text:style-name="P5">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a por más de 20 años.</text:p>
        <text:p text:style-name="P5"/>
        <text:p text:style-name="P5">20)</text:p>
        <text:p text:style-name="P5">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Urrutia &amp; Tejera, 2012, pág. 289). Esta intervención se extendería hasta el 17 de septiembre de 1974 siendo los Rectores Interventores de la UBA, Rodolfo Puiggrós, Alberto Banfi, Ernesto Villanueva, Vicente Solano Lima y Raúl Laguzzi.</text:p>
        <text:p text:style-name="P5">El plan de 1966 con la participación de los psicólogos -entre otros profesionales- a cargo de cátedras se desarrollará entre 1967 y 1973 sin modificaciones a nivel curricular.<text:s/></text:p>
        <text:p text:style-name="P5"/>
        <text:p text:style-name="P5">21)</text:p>
        <text:p text:style-name="P5">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5">Este nuevo plan debía por un lado responder a las necesidades de los sectores populares, asumiendo que ellos no estaban incluidos en los planes previos y por otra parte hacerlo desde lo asistencial, teniendo en cuenta que este aspecto de la profesión, como se indicó en capítulos anteriores, estaba restringido por la legislación vigente<text:s/></text:p>
        <text:p text:style-name="P17">Bajo la lectura de un peronismo que había sido proscrito en el período anterior, el plan de estudios de 1966 representaba posiciones opuestas al ideario de la época, por ende la impronta del onganiato debía ser eliminada de los claustros y el plan de 1966 debía ser cambiado</text:p>
        <text:p text:style-name="P5">Con relación al carácter “popular” de los nuevos contenidos se subrayan las siguientes asignaturas nuevas:<text:s/><text:span text:style-name="T10">Historia Social de las Luchas del Pueblo Argentino</text:span><text:span text:style-name="T10"><text:s/></text:span>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text:s/></text:p>
        <text:p text:style-name="P5">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5"/>
        <text:p text:style-name="P5">22)</text:p>
        <text:p text:style-name="P5">Este plan constaba, como los anteriores, de tres ciclos, siendo el primero un Ciclo Introductorio de un año de duración común a la totalidad de los estudiantes de la Facultad Filosofía y Letras.</text:p>
        <text:p text:style-name="P5">El Ciclo Básico contemplaba desde el segundo a la mitad del quinto año de la carrera incluyendo 18 materias de las cuales 8 eran anuales y 10 cuatrimestrales repartidas en 7 cuatrimestres. De este ciclo se destacan asignaturas tales como: Desarrollos y Silencios de la Psicología en Argentina, Desarrollos Post-Freudianos, Epistemología Genética y Teoría de la Inteligencia, Historia Argentina y Latinoamericana e Introducción a la Problemática de Medios de Comunicación de Masas.</text:p>
        <text:p text:style-name="P5"><text:span text:style-name="T10">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A su vez, la especialización en Educación que se mantuvo en su espíritu cambia rotundamente sus contenidos gracias a prioridades del Gobierno orientándose hacia la escuela primaria y el problema de la deserción escolar.</text:p>
        <text:p text:style-name="P5"><text:span text:style-name="T10">Otra de las características distintivas de este plan respecto a la totalidad de los estudiados en esta tesis es la aparición de un título intermedio.</text:span><text:span text:style-name="T10"><text:s/></text:span>Con la aprobación de los tres primeros años de la carrera y de dos Seminarios sobre Metodología de la Investigación los y las estudiantes podían obtener el título de Auxiliar en Investigación Psicológica.</text:p>
        <text:p text:style-name="P5">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5"/>
        <text:p text:style-name="P5">23)</text:p>
        <text:p text:style-name="P5">Otro hecho destacable de esta primera mitad de la década del 70, en el tema que nos compete, es que tras la muerte del Gral. Perón  el 1o de Julio de 1974, su viuda y vicepresidenta María Estela Martínez de Perón asumió la presidencia.<text:s/><text:span text:style-name="T10">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 Se designó como rector interventor en la UBA a Alberto Ottalagano el 17 de septiembre de 1974.</text:p>
        <text:p text:style-name="P5">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5"/>
        <text:p text:style-name="P5">24)</text:p>
        <text:p text:style-name="P5"/>
        <text:p text:style-name="P5"/>
        <text:p text:style-name="P5"/>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Droid Sans Devanagari" svg:font-family="Droid Sans Devanagari"/>
    <style:font-face style:name="Droid Sans Fallback" svg:font-family="Droid Sans Fallback"/>
    <style:font-face style:name="Liberation Sans" svg:font-family="Liberation Sans" style:font-family-generic="swiss"/>
    <style:font-face style:name="Liberation Serif" svg:font-family="Liberation Serif" style:font-family-generic="roman"/>
    <style:font-face style:name="Source Han Sans CN" svg:font-family="Source Han Sans CN"/>
  </office:font-face-decls>
  <office:styles>
    <style:default-style style:family="paragraph">
      <style:paragraph-properties fo:text-align="start" style:tab-stop-distance="1.251cm" fo:widows="2" fo:orphans="2"/>
      <style:text-properties fo:hyphenate="fals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style:use-window-font-color="true" style:letter-kerning="true"/>
    </style:default-style>
    <style:default-style style:family="text">
      <style:text-properties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s" fo:country="ar" style:font-name-asian="Droid Sans Fallback" style:font-size-asian="10.5pt" style:font-weight-asian="normal" style:font-style-asian="normal" style:language-asian="zh" style:country-asian="cn" style:font-name-complex="Droid Sans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ítulo_20_1" style:display-name="Título 1" style:family="paragraph" style:parent-style-name="Normal" style:next-style-name="Normal" style:default-outline-level="1">
      <style:paragraph-properties fo:margin-top="0.423cm" fo:margin-bottom="0.106cm" style:tab-stop-distance="1.249cm" fo:keep-with-next="always" fo:keep-together="always" fo:widows="0" fo:orphans="0" fo:hyphenation-ladder-count="no-limit" text:number-lines="true"/>
      <style:text-properties fo:hyphenate="true" fo:hyphenation-remain-char-count="2" fo:hyphenation-push-char-count="2" style:font-name="Basic Sans" fo:font-size="18pt" fo:font-weight="bold" fo:language="es" fo:country="mx"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Título_20_2" style:display-name="Título 2" style:family="paragraph" style:parent-style-name="Título_20_1" style:next-style-name="Normal" style:default-outline-level="2">
      <style:paragraph-properties text:number-lines="true"/>
      <style:text-properties fo:font-size="16pt" style:font-size-asian="16pt" style:font-size-complex="16pt"/>
    </style:style>
    <style:style style:name="Título_20_3" style:display-name="Título 3" style:family="paragraph" style:parent-style-name="Título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fo:hyphenate="false" fo:hyphenation-remain-char-count="2" fo:hyphenation-push-char-count="2" style:font-name="Liberation Sans" fo:font-size="14pt" style:font-name-asian="Source Han Sans CN" style:font-size-asian="14pt" style:font-name-complex="Droid Sans Devanagari" style:font-size-complex="14pt"/>
    </style:style>
    <style:style style:name="Text_20_body" style:display-name="Text body" style:family="paragraph" style:parent-style-name="Standard">
      <style:paragraph-properties fo:margin-top="0.000cm" fo:margin-bottom="0.247cm" fo:line-height="115%" text:number-lines="true"/>
      <style:text-properties fo:hyphenate="false" fo:hyphenation-remain-char-count="2" fo:hyphenation-push-char-count="2"/>
    </style:style>
    <style:style style:name="Lista" style:display-name="Lista" style:family="paragraph" style:parent-style-name="Text_20_body">
      <style:paragraph-properties text:number-lines="true"/>
      <style:text-properties fo:hyphenate="false" fo:hyphenation-remain-char-count="2" fo:hyphenation-push-char-count="2" style:font-size-asian="12pt" style:font-name-complex="Droid Sans Devanagari"/>
    </style:style>
    <style:style style:name="Descripción" style:display-name="Descripción" style:family="paragraph" style:parent-style-name="Standard">
      <style:paragraph-properties fo:margin-top="0.212cm" fo:margin-bottom="0.212cm" text:number-lines="true"/>
      <style:text-properties fo:hyphenate="false" fo:hyphenation-remain-char-count="2" fo:hyphenation-push-char-count="2" fo:font-size="12pt" fo:font-style="italic" style:font-size-asian="12pt" style:font-style-asian="italic" style:font-name-complex="Droid Sans Devanagari" style:font-size-complex="12pt" style:font-style-complex="italic"/>
    </style:style>
    <style:style style:name="Index" style:display-name="Index" style:family="paragraph" style:parent-style-name="Standard">
      <style:paragraph-properties text:number-lines="true"/>
      <style:text-properties fo:hyphenate="false" fo:hyphenation-remain-char-count="2" fo:hyphenation-push-char-count="2" fo:language="none" fo:country="none" style:font-size-asian="12pt" style:language-asian="none" style:country-asian="none" style:font-name-complex="Droid Sans Devanagari" style:language-complex="none" style:country-complex="none"/>
    </style: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page-layout style:name="pm1">
      <style:page-layout-properties fo:page-width="21.594cm" fo:page-height="27.94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2-03-20T12:23:26</meta:creation-date>
    <dc:date>2022-03-31T19:08:54</dc:date>
    <meta:print-date>1969-12-31T21:00:00</meta:print-date>
  </office:meta>
</office:document-meta>
</file>